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3" style:family="paragraph" style:parent-style-name="Standard">
      <style:paragraph-properties fo:background-color="transparent">
        <style:background-image/>
      </style:paragraph-properties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5" style:family="paragraph" style:parent-style-name="Standard">
      <style:text-properties fo:background-color="transparent"/>
    </style:style>
    <style:style style:name="P6" style:family="paragraph" style:parent-style-name="Standard">
      <style:text-properties fo:background-color="#dddddd"/>
    </style:style>
    <style:style style:name="P7" style:family="paragraph" style:parent-style-name="Standard">
      <style:text-properties fo:background-color="#cccccc"/>
    </style:style>
    <style:style style:name="P8" style:family="paragraph" style:parent-style-name="Standard">
      <style:text-properties fo:background-color="#cc66ff"/>
    </style:style>
    <style:style style:name="P9" style:family="paragraph" style:parent-style-name="Standard">
      <style:text-properties fo:background-color="#ff9999"/>
    </style:style>
    <style:style style:name="P10" style:family="paragraph" style:parent-style-name="Standard">
      <style:text-properties fo:background-color="#ffff00"/>
    </style:style>
    <style:style style:name="P11" style:family="paragraph" style:parent-style-name="Standard">
      <style:text-properties fo:background-color="#00cccc"/>
    </style:style>
    <style:style style:name="P12" style:family="paragraph" style:parent-style-name="Standard">
      <style:paragraph-properties fo:background-color="transparent">
        <style:background-image/>
      </style:paragraph-properties>
    </style:style>
    <style:style style:name="P13" style:family="paragraph" style:parent-style-name="Standard">
      <style:paragraph-properties fo:background-color="transparent">
        <style:background-image/>
      </style:paragraph-properties>
      <style:text-properties fo:background-color="#99ff99"/>
    </style:style>
    <style:style style:name="P14" style:family="paragraph" style:parent-style-name="Standard">
      <style:paragraph-properties fo:background-color="transparent">
        <style:background-image/>
      </style:paragraph-properties>
      <style:text-properties fo:background-color="#e6e6ff"/>
    </style:style>
    <style:style style:name="T1" style:family="text">
      <style:text-properties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"C:\Users\user\Envs\my_django_environment\Scripts\python.exe" "C:\Users\user\Desktop\RoomAss\manage.py" runserver</text:p>
      <text:p text:style-name="P3"/>
      <text:p text:style-name="P3"/>
      <text:p text:style-name="P3"/>
      <text:p text:style-name="P3">ADMIN PAGE ORGANIZATION</text:p>
      <text:p text:style-name="P3">Documentation</text:p>
      <text:p text:style-name="P3">RESPONSIVENESS – Desktop</text:p>
      <text:p text:style-name="P3">RESPONSIVENESS – Mobile</text:p>
      <text:p text:style-name="Standard"/>
      <text:p text:style-name="P1"/>
      <text:p text:style-name="Standard"><text:span text:style-name="T1">//////////////////////////////////////////////////////////</text:span></text:p>
      <text:p text:style-name="Standard">Ids generally might be camel case when shouldn't be?</text:p>
      <text:p text:style-name="Standard"/>
      <text:p text:style-name="Standard">Ajax for submit booking form?</text:p>
      <text:p text:style-name="Standard"/>
      <text:p text:style-name="P13">GENRAL VALIDATION ON BACKEND</text:p>
      <text:p text:style-name="P13">submit date form doesn't actually get to errors other than 'this input is required' maybe not a prob?</text:p>
      <text:p text:style-name="P13"/>
      <text:p text:style-name="P14">SECURITY, RESTRICTIONS, ERROR HANDLING</text:p>
      <text:p text:style-name="P14">disable create availability (buttons are gone, but url shenanigans might get in)</text:p>
      <text:p text:style-name="Standard"/>
      <text:p text:style-name="Standard"/>
      <text:p text:style-name="P11">events die? </text:p>
      <text:p text:style-name="P11"><text:tab/>Run celery worker and scheduler to check</text:p>
      <text:p text:style-name="Standard"/>
      <text:p text:style-name="Standard"/>
      <text:p text:style-name="P8">Emails just print to console atm. There is a link to fleshing this out on part 8.</text:p>
      <text:p text:style-name="P8">How exactly would emails fail?</text:p>
      <text:p text:style-name="Standard"/>
      <text:p text:style-name="Standard"/>
      <text:p text:style-name="P10">Deploy <text:s/>HOW TO SET UP OWN SERVER?</text:p>
      <text:p text:style-name="Standard"/>
      <text:p text:style-name="Standard"/>
      <text:p text:style-name="P9">Images</text:p>
      <text:p text:style-name="P9">accurate database data</text:p>
      <text:p text:style-name="Standard"/>
      <text:p text:style-name="Standard">changeable limit date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order rooms master selection by alpha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NICE THINGS THAT PROB DONT MATTER</text:p>
      <text:p text:style-name="Standard">Calendar transfer on possession change</text:p>
      <text:p text:style-name="P6">AJAX would be something to learn about</text:p>
      <text:p text:style-name="P6">handling aurora seems like it would be weird generally</text:p>
      <text:p text:style-name="P6">event.start / event.end coming out of db seem to be in utc</text:p>
      <text:p text:style-name="P6"><text:s text:c="2"/>maybe this doesn't matter, but it would be good to have consistency if it's happening somewhere</text:p>
      <text:p text:style-name="P6">Room Qualities – Courtyard vs Not, Kid Friendly</text:p>
      <text:p text:style-name="P6">more precise times?</text:p>
      <text:p text:style-name="P6">Front page-</text:p>
      <text:p text:style-name="P6"><text:tab/>dynamic sorting by column?</text:p>
      <text:p text:style-name="P6"><text:tab/>Separate by building?</text:p>
      <text:p text:style-name="P6"><text:tab/>Single booking button with selection of row?</text:p>
      <text:p text:style-name="P6">-Is there a way to plug in a date range and find multiple rooms that will satisfy it?</text:p>
      <text:p text:style-name="P7">CREATE NEW BOOKING ON ROOMS MASTER or not</text:p>
      <text:p text:style-name="P7"/>
      <text:p text:style-name="P2">THING I THINK AREN'T A BIG DEAL</text:p>
      <text:p text:style-name="P1"/>
      <text:p text:style-name="P4">-When editing availabilities, no date can be submitted – though nothing happens</text:p>
      <text:p text:style-name="P4"/>
      <text:p text:style-name="Standard">-possible to book room for previous day to noon of today AFTER noon today</text:p>
      <text:p text:style-name="P1"><text:s text:c="4"/>but allows for people looking after midnight to book a room</text:p>
      <text:p text:style-name="P1"/>
      <text:p text:style-name="P1">-sometimes booking on home page will result in empty forms.. still seems to submit though</text:p>
      <text:p text:style-name="P1"/>
      <text:p text:style-name="P1">extend vs booking do not limit to exact same date 3 months ou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7-19T15:03:08.36</dc:date>
    <dc:creator>Trevor Pierson</dc:creator>
    <meta:editing-duration>P25DT9H16M8S</meta:editing-duration>
    <meta:editing-cycles>426</meta:editing-cycles>
    <meta:generator>OpenOffice/4.1.13$Win32 OpenOffice.org_project/4113m1$Build-9810</meta:generator>
    <meta:document-statistic meta:table-count="0" meta:image-count="0" meta:object-count="0" meta:page-count="2" meta:paragraph-count="41" meta:word-count="297" meta:character-count="1879"/>
  </office:meta>
</office:document-meta>
</file>